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d39f" officeooo:paragraph-rsid="000ed39f"/>
    </style:style>
    <style:style style:name="P2" style:family="paragraph" style:parent-style-name="Text_20_body">
      <style:text-properties officeooo:paragraph-rsid="000ed39f"/>
    </style:style>
    <style:style style:name="P3" style:family="paragraph" style:parent-style-name="Title">
      <style:text-properties officeooo:rsid="000ed39f" officeooo:paragraph-rsid="000ed39f"/>
    </style:style>
    <style:style style:name="P4" style:family="paragraph" style:parent-style-name="Subtitle">
      <style:text-properties officeooo:rsid="000ed39f" officeooo:paragraph-rsid="000ed39f"/>
    </style:style>
    <style:style style:name="P5" style:family="paragraph" style:parent-style-name="Heading_20_1">
      <style:text-properties officeooo:rsid="000ed39f" officeooo:paragraph-rsid="000ed39f"/>
    </style:style>
    <style:style style:name="P6" style:family="paragraph" style:parent-style-name="Heading_20_1">
      <style:text-properties officeooo:rsid="0010fbe2" officeooo:paragraph-rsid="0010fbe2"/>
    </style:style>
    <style:style style:name="P7" style:family="paragraph" style:parent-style-name="Text_20_body">
      <style:text-properties officeooo:paragraph-rsid="0010fbe2"/>
    </style:style>
    <style:style style:name="T1" style:family="text">
      <style:text-properties officeooo:rsid="000ed3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c III</text:p>
      <text:p text:style-name="P4">Important Notes</text:p>
      <text:h text:style-name="P5" text:outline-level="1">Vector/Matrix Math</text:h>
      <text:p text:style-name="P1">Scaling: <draw:frame draw:style-name="fr1" draw:name="Object3" text:anchor-type="as-char" svg:y="-0.1484in" svg:width="1.6701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">Addition:</text:span><draw:frame draw:style-name="fr1" draw:name="Object1" text:anchor-type="as-char" svg:y="-0.1484in" svg:width="2.4492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Subtraction:</text:span><draw:frame draw:style-name="fr1" draw:name="Object2" text:anchor-type="as-char" svg:y="-0.1484in" svg:width="2.4492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1" text:outline-level="1">Dot Product</text:h>
      <text:p text:style-name="Text_20_body"><draw:frame draw:style-name="fr1" draw:name="Object5" text:anchor-type="as-char" svg:y="-0.1484in" svg:width="1.5319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<draw:frame draw:style-name="fr1" draw:name="Object6" text:anchor-type="as-char" svg:y="-0.172in" svg:width="0.7398in" svg:height="0.213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4" text:anchor-type="as-char" svg:y="-0.1484in" svg:width="0.622in" svg:height="0.1902in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6" text:outline-level="1">Spherical Coordinates</text:h>
      <text:p text:style-name="P7"><draw:frame draw:style-name="fr2" draw:name="Object7" text:anchor-type="as-char" svg:y="-0.189in" svg:width="1.061in" svg:height="0.224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7"><draw:frame draw:style-name="fr2" draw:name="Object8" text:anchor-type="as-char" svg:y="-0.2445in" svg:width="1.322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7"><draw:frame draw:style-name="fr2" draw:name="Object9" text:anchor-type="as-char" svg:y="-0.2445in" svg:width="1.6181in" svg:height="0.43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><draw:frame draw:style-name="fr2" draw:name="Object10" text:anchor-type="as-char" svg:y="-0.1484in" svg:width="1.2972in" svg:height="0.190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"><draw:frame draw:style-name="fr2" draw:name="Object11" text:anchor-type="as-char" svg:y="-0.1484in" svg:width="1.2854in" svg:height="0.19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><draw:frame draw:style-name="fr2" draw:name="Object12" text:anchor-type="as-char" svg:y="-0.1484in" svg:width="0.8492in" svg:height="0.19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9:05.380000000</meta:creation-date>
    <dc:date>2016-09-24T10:54:43.254000000</dc:date>
    <meta:editing-duration>PT44M39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12" meta:page-count="1" meta:paragraph-count="17" meta:word-count="13" meta:character-count="103" meta:non-whitespace-character-count="97"/>
  </office:meta>
</office:document-meta>
</file>

<file path=Object 1/content.xml><?xml version="1.0" encoding="utf-8"?>
<math xmlns="http://www.w3.org/1998/Math/MathML" display="block">
  <semantics>
    <mrow>
      <mrow>
        <mrow>
          <mover accent="true">
            <mi>v</mi>
            <mo stretchy="false">⃗</mo>
          </mover>
          <mo stretchy="false">+</mo>
          <mover accent="true">
            <mi>w</mi>
            <mo stretchy="false">⃗</mo>
          </mover>
        </mrow>
        <mo stretchy="false">=</mo>
        <mtext>&lt;</mtext>
      </mrow>
      <mrow>
        <msub>
          <mi>v</mi>
          <mn>1</mn>
        </msub>
        <mo stretchy="false">+</mo>
        <msub>
          <mi>w</mi>
          <mn>1</mn>
        </msub>
      </mrow>
      <mtext>,</mtext>
      <mrow>
        <msub>
          <mi>v</mi>
          <mn>2</mn>
        </msub>
        <mo stretchy="false">+</mo>
        <msub>
          <mi>w</mi>
          <mn>2</mn>
        </msub>
      </mrow>
      <mtext>, ... ,</mtext>
      <mrow>
        <msub>
          <mi>v</mi>
          <mi>n</mi>
        </msub>
        <mo stretchy="false">+</mo>
        <msub>
          <mi>w</mi>
          <mi>n</mi>
        </msub>
      </mrow>
      <mtext>&gt;</mtext>
    </mrow>
    <annotation encoding="StarMath 5.0">vec{v} +vec{ w } = "&lt;"v_{ 1 } +w_{ 1 }","v_{ 2 } +w_{ 2 }", ... ," v_{ n } +w_{ n }"&gt;"</annotation>
  </semantics>
</math>
</file>

<file path=Object 10/content.xml><?xml version="1.0" encoding="utf-8"?>
<math xmlns="http://www.w3.org/1998/Math/MathML" display="block">
  <semantics>
    <mrow>
      <mrow>
        <mi>x</mi>
        <mo stretchy="false">=</mo>
        <mi>r</mi>
      </mrow>
      <mi>sin</mi>
      <mrow>
        <mo fence="true" stretchy="false">(</mo>
        <mrow>
          <mi mathvariant="normal">ϕ</mi>
        </mrow>
        <mo fence="true" stretchy="false">)</mo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x = r  sin( %phi )  cos( %theta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i>r</mi>
      </mrow>
      <mi>sin</mi>
      <mrow>
        <mo fence="true" stretchy="false">(</mo>
        <mrow>
          <mi mathvariant="normal">ϕ</mi>
        </mrow>
        <mo fence="true" stretchy="false">)</mo>
      </mrow>
      <mi>sin</mi>
      <mrow>
        <mo fence="true" stretchy="false">(</mo>
        <mrow>
          <mi mathvariant="normal">θ</mi>
        </mrow>
        <mo fence="true" stretchy="false">)</mo>
      </mrow>
    </mrow>
    <annotation encoding="StarMath 5.0">y = r  sin( %phi )  sin( %theta )</annotation>
  </semantics>
</math>
</file>

<file path=Object 12/content.xml><?xml version="1.0" encoding="utf-8"?>
<math xmlns="http://www.w3.org/1998/Math/MathML" display="block">
  <semantics>
    <mrow>
      <mrow>
        <mi>z</mi>
        <mo stretchy="false">=</mo>
        <mi>r</mi>
      </mrow>
      <mi>cos</mi>
      <mrow>
        <mo fence="true" stretchy="false">(</mo>
        <mrow>
          <mi mathvariant="normal">ϕ</mi>
        </mrow>
        <mo fence="true" stretchy="false">)</mo>
      </mrow>
    </mrow>
    <annotation encoding="StarMath 5.0">z = r  cos( %phi )</annotation>
  </semantics>
</math>
</file>

<file path=Object 2/content.xml><?xml version="1.0" encoding="utf-8"?>
<math xmlns="http://www.w3.org/1998/Math/MathML" display="block">
  <semantics>
    <mrow>
      <mrow>
        <mrow>
          <mover accent="true">
            <mi>v</mi>
            <mo stretchy="false">⃗</mo>
          </mover>
          <mo stretchy="false">+</mo>
          <mover accent="true">
            <mi>w</mi>
            <mo stretchy="false">⃗</mo>
          </mover>
        </mrow>
        <mo stretchy="false">=</mo>
        <mtext>&lt;</mtext>
      </mrow>
      <mrow>
        <msub>
          <mi>v</mi>
          <mn>1</mn>
        </msub>
        <mo stretchy="false">+</mo>
        <msub>
          <mi>w</mi>
          <mn>1</mn>
        </msub>
      </mrow>
      <mtext>,</mtext>
      <mrow>
        <msub>
          <mi>v</mi>
          <mn>2</mn>
        </msub>
        <mo stretchy="false">+</mo>
        <msub>
          <mi>w</mi>
          <mn>2</mn>
        </msub>
      </mrow>
      <mtext>, ... ,</mtext>
      <mrow>
        <msub>
          <mi>v</mi>
          <mi>n</mi>
        </msub>
        <mo stretchy="false">+</mo>
        <msub>
          <mi>w</mi>
          <mi>n</mi>
        </msub>
      </mrow>
      <mtext>&gt;</mtext>
    </mrow>
    <annotation encoding="StarMath 5.0">vec{v} +vec{ w } = "&lt;"v_{ 1 } +w_{ 1 }","v_{ 2 } +w_{ 2 }", ... ," v_{ n } +w_{ n }"&gt;"</annotation>
  </semantics>
</math>
</file>

<file path=Object 3/content.xml><?xml version="1.0" encoding="utf-8"?>
<math xmlns="http://www.w3.org/1998/Math/MathML" display="block">
  <semantics>
    <mrow>
      <mi>k</mi>
      <mrow>
        <mover accent="true">
          <mi>v</mi>
          <mo stretchy="false">⃗</mo>
        </mover>
        <mo stretchy="false">=</mo>
        <mtext>&lt;</mtext>
      </mrow>
      <msub>
        <mi mathvariant="italic">kv</mi>
        <mn>1</mn>
      </msub>
      <mtext>,</mtext>
      <msub>
        <mi mathvariant="italic">kv</mi>
        <mn>2</mn>
      </msub>
      <mtext>, ... ,</mtext>
      <msub>
        <mi mathvariant="italic">kv</mi>
        <mi>n</mi>
      </msub>
      <mtext>&gt;</mtext>
    </mrow>
    <annotation encoding="StarMath 5.0">k vec{ v } = "&lt;"kv_{ 1 }","kv_{ 2 }", ... ,"kv_{ n }"&gt;"</annotation>
  </semantics>
</math>
</file>

<file path=Object 4/content.xml><?xml version="1.0" encoding="utf-8"?>
<math xmlns="http://www.w3.org/1998/Math/MathML" display="block">
  <semantics>
    <mrow>
      <mrow>
        <mo fence="true" stretchy="false">‖</mo>
        <mrow>
          <mover accent="true">
            <mi>v</mi>
            <mo stretchy="false">⃗</mo>
          </mover>
        </mrow>
        <mo fence="true" stretchy="false">‖</mo>
      </mrow>
      <mo stretchy="false">⋅</mo>
      <mrow>
        <mo fence="true" stretchy="false">‖</mo>
        <mrow>
          <mover accent="true">
            <mi>w</mi>
            <mo stretchy="false">⃗</mo>
          </mover>
        </mrow>
        <mo fence="true" stretchy="false">‖</mo>
      </mrow>
    </mrow>
    <annotation encoding="StarMath 5.0">ldline vec v rdline cdot ldline vec w rdline</annotation>
  </semantics>
</math>
</file>

<file path=Object 5/content.xml><?xml version="1.0" encoding="utf-8"?>
<math xmlns="http://www.w3.org/1998/Math/MathML" display="block">
  <semantics>
    <mrow>
      <msub>
        <mi>v</mi>
        <mn>1</mn>
      </msub>
      <mrow>
        <msub>
          <mi>w</mi>
          <mn>1</mn>
        </msub>
        <mo stretchy="false">+</mo>
        <msub>
          <mi>v</mi>
          <mn>2</mn>
        </msub>
      </mrow>
      <mrow>
        <msub>
          <mi>w</mi>
          <mn>2</mn>
        </msub>
        <mo stretchy="false">+</mo>
        <mtext>...</mtext>
        <mo stretchy="false">+</mo>
        <msub>
          <mi>v</mi>
          <mi>n</mi>
        </msub>
      </mrow>
      <msub>
        <mi>w</mi>
        <mi>n</mi>
      </msub>
    </mrow>
    <annotation encoding="StarMath 5.0">v_1 w_1 + v_2 w_2 + "..." + v_n w_n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‖</mo>
          <mrow>
            <mover accent="true">
              <mi>a</mi>
              <mo stretchy="false">⃗</mo>
            </mover>
          </mrow>
          <mo fence="true" stretchy="false">‖</mo>
        </mrow>
        <mn>2</mn>
      </msup>
      <mo stretchy="false">=</mo>
      <mrow>
        <mover accent="true">
          <mi>a</mi>
          <mo stretchy="false">⃗</mo>
        </mover>
        <mo stretchy="false">⋅</mo>
        <mover accent="true">
          <mi>a</mi>
          <mo stretchy="false">⃗</mo>
        </mover>
      </mrow>
    </mrow>
    <annotation encoding="StarMath 5.0">ldline vec a rdline^2 = vec a cdot vec a</annotation>
  </semantics>
</math>
</file>

<file path=Object 7/content.xml><?xml version="1.0" encoding="utf-8"?>
<math xmlns="http://www.w3.org/1998/Math/MathML" display="block">
  <semantics>
    <mrow>
      <mi>r</mi>
      <mo stretchy="false">=</mo>
      <msqrt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x</mi>
            <mn>2</mn>
          </msup>
        </mrow>
      </msqrt>
    </mrow>
    <annotation encoding="StarMath 5.0">r = sqrt{x^2+y^2+x^2} </annotation>
  </semantics>
</math>
</file>

<file path=Object 8/content.xml><?xml version="1.0" encoding="utf-8"?>
<math xmlns="http://www.w3.org/1998/Math/MathML" display="block">
  <semantics>
    <mrow>
      <mrow>
        <mi mathvariant="normal">θ</mi>
        <mo stretchy="false">=</mo>
        <mi>arctan</mi>
      </mrow>
      <mrow>
        <mo fence="true" stretchy="false">(</mo>
        <mrow>
          <mfrac>
            <mi>y</mi>
            <mi>x</mi>
          </mfrac>
        </mrow>
        <mo fence="true" stretchy="false">)</mo>
      </mrow>
      <mrow>
        <mo fence="true" stretchy="false">[</mo>
        <mrow>
          <mrow>
            <mo stretchy="false">+</mo>
            <mi mathvariant="normal">π</mi>
          </mrow>
        </mrow>
        <mo fence="true" stretchy="false">]</mo>
      </mrow>
    </mrow>
    <annotation encoding="StarMath 5.0">%theta = arctan( {y} over {x} ) [ +%pi ]</annotation>
  </semantics>
</math>
</file>

<file path=Object 9/content.xml><?xml version="1.0" encoding="utf-8"?>
<math xmlns="http://www.w3.org/1998/Math/MathML" display="block">
  <semantics>
    <mrow>
      <mrow>
        <mi mathvariant="normal">ϕ</mi>
        <mo stretchy="false">=</mo>
        <mi mathvariant="italic">arcos</mi>
      </mrow>
      <mrow>
        <mo fence="true" stretchy="false">(</mo>
        <mrow>
          <mfrac>
            <mi>z</mi>
            <msqrt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  <mo stretchy="false">+</mo>
                <msup>
                  <mi>z</mi>
                  <mn>2</mn>
                </msup>
              </mrow>
            </msqrt>
          </mfrac>
        </mrow>
        <mo fence="true" stretchy="false">)</mo>
      </mrow>
    </mrow>
    <annotation encoding="StarMath 5.0">%phi = arcos( {z} over {sqrt{x^2+y^2+z^2}} )</annotation>
  </semantics>
</math>
</file>